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Inconsolata1" svg:font-family="Inconsolata" style:font-pitch="fixed"/>
    <style:font-face style:name="DejaVu Sans1" svg:font-family="'DejaVu Sans'" style:font-pitch="variable"/>
    <style:font-face style:name="Inconsolata" svg:font-family="Inconsolata" style:font-pitch="variable"/>
    <style:font-face style:name="Roboto Condensed" svg:font-family="'Roboto Condensed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357cm" fo:min-width="5.568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2.038cm" fo:min-width="5.568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627cm" fo:min-width="5.568cm" fo:padding-top="0.139cm" fo:padding-bottom="0.139cm" fo:padding-left="0.264cm" fo:padding-right="0.264cm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0.131cm" fo:min-width="5.4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Roboto Condensed" fo:font-size="15pt" fo:font-weight="bold" style:font-size-asian="15pt" style:font-weight-asian="bold" style:font-size-complex="15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style:font-name="Inconsolata1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Roboto Condensed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12pt" fo:font-style="italic" fo:text-shadow="none" style:text-underline-style="none" fo:font-weight="bold" style:letter-kerning="true" style:font-name-asian="Droid Sans Fallback" style:font-size-asian="12pt" style:font-style-asian="italic" style:font-weight-asian="bold" style:font-name-complex="Droid Sans Devanagari" style:font-size-complex="12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Inconsolata1" fo:font-size="12pt" style:font-size-asian="12pt" style:font-size-complex="12pt"/>
    </style:style>
    <style:style style:name="T5" style:family="text">
      <style:text-properties style:font-name="Roboto Condensed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style:font-name="Inconsolata1"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style:font-name="Inconsolata1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096cm" svg:height="0.635cm" svg:x="0.116cm" svg:y="0.097cm">
          <text:p text:style-name="P1"><text:span text:style-name="T1">Membran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096cm" svg:height="2.316cm" svg:x="0.116cm" svg:y="0.732cm">
          <text:p text:style-name="P3"><text:span text:style-name="T2">id</text:span><text:span text:style-name="T3">: </text:span><text:span text:style-name="T4">integer</text:span></text:p>
          <text:p text:style-name="P3"><text:span text:style-name="T5">label</text:span><text:span text:style-name="T4">:string</text:span></text:p>
          <text:p text:style-name="P3"><text:span text:style-name="T5">coordinate</text:span><text:span text:style-name="T4">:(interger,integer)</text:span></text:p>
          <text:p text:style-name="P3"><text:span text:style-name="T5">content</text:span><text:span text:style-name="T4">:</text:span><text:span text:style-name="T6">multiset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096cm" svg:height="1.905cm" svg:x="0.127cm" svg:y="3.048cm">
          <text:p text:style-name="P3"><text:span text:style-name="T7">modifyId()</text:span></text:p>
          <text:p text:style-name="P3"><text:span text:style-name="T7">modifyLabel()</text:span></text:p>
          <text:p text:style-name="P3"><text:span text:style-name="T7">modifyContent()</text:span></text:p>
          <text:p text:style-name="P3"><text:span text:style-name="T7">modifyCoordinate(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972cm" svg:height="0.381cm" svg:x="0.251cm" svg:y="2.00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Inconsolata1" svg:font-family="Inconsolata" style:font-pitch="fixed"/>
    <style:font-face style:name="DejaVu Sans1" svg:font-family="'DejaVu Sans'" style:font-pitch="variable"/>
    <style:font-face style:name="Inconsolata" svg:font-family="Inconsolata" style:font-pitch="variable"/>
    <style:font-face style:name="Roboto Condensed" svg:font-family="'Roboto Condensed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.35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27T12:32:43.832329153</meta:creation-date>
    <dc:date>2019-12-03T11:09:06.527938437</dc:date>
    <meta:editing-duration>PT5H23M53S</meta:editing-duration>
    <meta:editing-cycles>27</meta:editing-cycles>
    <meta:generator>LibreOffice/6.3.3.2.0$Linux_X86_64 LibreOffice_project/30$Build-2</meta:generator>
    <meta:document-statistic meta:object-count="4"/>
  </office:meta>
</office:document-meta>
</file>